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80b" officeooo:paragraph-rsid="001ac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vf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9:34:11.143760267</meta:creation-date>
    <dc:date>2023-10-18T19:34:26.043737820</dc:date>
    <meta:editing-duration>PT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